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ans-serif" svg:font-family="sans-serif"/>
  </office:font-face-decls>
  <office:automatic-styles>
    <style:style style:name="P1" style:family="paragraph" style:parent-style-name="paragraph">
      <style:paragraph-properties fo:margin-top="0cm" fo:margin-bottom="0cm" style:contextual-spacing="false" fo:text-align="center" style:justify-single-word="false" style:vertical-align="baseline"/>
      <style:text-properties officeooo:paragraph-rsid="00266fa8"/>
    </style:style>
    <style:style style:name="P2" style:family="paragraph" style:parent-style-name="paragraph">
      <style:paragraph-properties fo:margin-top="0cm" fo:margin-bottom="0cm" style:contextual-spacing="false" fo:text-align="center" style:justify-single-word="false" style:vertical-align="baseline"/>
      <style:text-properties style:font-name="Arial" fo:font-size="9pt" officeooo:paragraph-rsid="00266fa8" style:font-size-asian="9pt" style:font-name-complex="Segoe UI" style:font-size-complex="9pt"/>
    </style:style>
    <style:style style:name="P3" style:family="paragraph" style:parent-style-name="paragraph">
      <style:paragraph-properties fo:margin-top="0cm" fo:margin-bottom="0cm" style:contextual-spacing="false" style:vertical-align="baseline"/>
      <style:text-properties officeooo:paragraph-rsid="00266fa8"/>
    </style:style>
    <style:style style:name="P4" style:family="paragraph" style:parent-style-name="paragraph">
      <style:paragraph-properties fo:margin-top="0cm" fo:margin-bottom="0cm" style:contextual-spacing="false" style:vertical-align="baseline"/>
      <style:text-properties style:font-name="Arial" fo:font-size="9pt" officeooo:paragraph-rsid="00266fa8" style:font-size-asian="9pt" style:font-name-complex="Segoe UI" style:font-size-complex="9pt"/>
    </style:style>
    <style:style style:name="P5" style:family="paragraph" style:parent-style-name="paragraph" style:list-style-name="WWNum25">
      <style:paragraph-properties fo:margin-left="0.751cm" fo:margin-top="0cm" fo:margin-bottom="0cm" style:contextual-spacing="false" fo:text-indent="-0.635cm" style:auto-text-indent="false" style:vertical-align="baseline"/>
      <style:text-properties officeooo:paragraph-rsid="003880bb"/>
    </style:style>
    <style:style style:name="P6" style:family="paragraph" style:parent-style-name="paragraph" style:list-style-name="WWNum25">
      <style:paragraph-properties fo:margin-left="0.751cm" fo:margin-top="0cm" fo:margin-bottom="0cm" style:contextual-spacing="false" fo:text-indent="-0.635cm" style:auto-text-indent="false" style:vertical-align="baseline"/>
      <style:text-properties officeooo:paragraph-rsid="00266fa8"/>
    </style:style>
    <style:style style:name="P7" style:family="paragraph" style:parent-style-name="paragraph" style:list-style-name="L1">
      <style:paragraph-properties fo:margin-top="0cm" fo:margin-bottom="0cm" style:contextual-spacing="false" style:vertical-align="baseline"/>
      <style:text-properties officeooo:paragraph-rsid="00266fa8"/>
    </style:style>
    <style:style style:name="P8" style:family="paragraph" style:parent-style-name="paragraph" style:list-style-name="L2">
      <style:paragraph-properties fo:margin-top="0cm" fo:margin-bottom="0cm" style:contextual-spacing="false" style:vertical-align="baseline"/>
      <style:text-properties officeooo:paragraph-rsid="00266fa8"/>
    </style:style>
    <style:style style:name="P9" style:family="paragraph" style:parent-style-name="paragraph">
      <style:paragraph-properties fo:margin-top="0cm" fo:margin-bottom="0cm" style:contextual-spacing="false" style:vertical-align="baseline"/>
      <style:text-properties officeooo:paragraph-rsid="0026e68b"/>
    </style:style>
    <style:style style:name="P10" style:family="paragraph" style:parent-style-name="paragraph" style:list-style-name="L3">
      <style:paragraph-properties fo:margin-top="0cm" fo:margin-bottom="0cm" style:contextual-spacing="false" style:vertical-align="baseline"/>
      <style:text-properties officeooo:paragraph-rsid="0026e68b"/>
    </style:style>
    <style:style style:name="P11" style:family="paragraph" style:parent-style-name="paragraph">
      <style:paragraph-properties fo:margin-top="0cm" fo:margin-bottom="0cm" style:contextual-spacing="false" style:vertical-align="baseline"/>
      <style:text-properties style:font-name="Arial" fo:font-size="9pt" fo:language="en" fo:country="US" officeooo:paragraph-rsid="00266fa8" style:font-size-asian="9pt" style:font-name-complex="Segoe UI" style:font-size-complex="9pt"/>
    </style:style>
    <style:style style:name="P12" style:family="paragraph" style:parent-style-name="paragraph" style:list-style-name="WWNum27">
      <style:paragraph-properties fo:margin-left="0.751cm" fo:margin-top="0cm" fo:margin-bottom="0cm" style:contextual-spacing="false" fo:text-indent="-0.635cm" style:auto-text-indent="false" style:vertical-align="baseline"/>
      <style:text-properties officeooo:paragraph-rsid="00266fa8"/>
    </style:style>
    <style:style style:name="P13" style:family="paragraph" style:parent-style-name="paragraph">
      <style:paragraph-properties fo:margin-top="0cm" fo:margin-bottom="0cm" style:contextual-spacing="false" style:vertical-align="baseline"/>
      <style:text-properties fo:color="#000000" loext:opacity="100%" style:font-name="Arial" fo:font-size="14pt" style:text-underline-style="solid" style:text-underline-width="auto" style:text-underline-color="font-color" fo:font-weight="bold" officeooo:paragraph-rsid="00266fa8" style:font-size-asian="14pt" style:font-weight-asian="bold" style:font-name-complex="Segoe UI" style:font-size-complex="14pt" style:font-weight-complex="bold"/>
    </style:style>
    <style:style style:name="P14" style:family="paragraph" style:parent-style-name="paragraph">
      <style:paragraph-properties fo:margin-top="0cm" fo:margin-bottom="0cm" style:contextual-spacing="false" style:vertical-align="baseline"/>
      <style:text-properties style:font-name="Arial" officeooo:paragraph-rsid="00266fa8" style:font-name-complex="Segoe UI"/>
    </style:style>
    <style:style style:name="T1" style:family="text">
      <style:text-properties fo:color="#000000" loext:opacity="100%" style:font-name="Arial" fo:font-size="18pt" fo:font-weight="bold" style:font-size-asian="18pt" style:font-weight-asian="bold" style:font-name-complex="Segoe UI" style:font-size-complex="18pt" style:font-weight-complex="bold"/>
    </style:style>
    <style:style style:name="T2" style:family="text">
      <style:text-properties fo:color="#000000" loext:opacity="100%" style:font-name="Arial" fo:font-size="18pt" style:font-size-asian="18pt" style:font-name-complex="Segoe UI" style:font-size-complex="18pt"/>
    </style:style>
    <style:style style:name="T3" style:family="text">
      <style:text-properties fo:color="#000000" loext:opacity="100%" style:font-name="Arial" fo:font-size="14pt" style:text-underline-style="solid" style:text-underline-width="auto" style:text-underline-color="font-color" style:font-size-asian="14pt" style:font-name-complex="Segoe UI" style:font-size-complex="14pt"/>
    </style:style>
    <style:style style:name="T4" style:family="text">
      <style:text-properties fo:color="#000000" loext:opacity="100%" style:font-name="Arial" fo:font-size="14pt" style:font-size-asian="14pt" style:font-name-complex="Segoe UI" style:font-size-complex="14pt"/>
    </style:style>
    <style:style style:name="T5" style:family="text">
      <style:text-properties fo:color="#000000" loext:opacity="100%" style:font-name="Arial" fo:font-size="14pt" officeooo:rsid="00333035" style:font-size-asian="14pt" style:font-name-complex="Segoe UI" style:font-size-complex="14pt"/>
    </style:style>
    <style:style style:name="T6" style:family="text">
      <style:text-properties fo:color="#000000" loext:opacity="100%" style:font-name="Arial" fo:font-size="14pt" style:text-underline-style="solid" style:text-underline-width="auto" style:text-underline-color="font-color" fo:font-weight="bold" style:font-size-asian="14pt" style:font-weight-asian="bold" style:font-name-complex="Segoe UI" style:font-size-complex="14pt" style:font-weight-complex="bold"/>
    </style:style>
    <style:style style:name="T7" style:family="text">
      <style:text-properties fo:color="#000000" loext:opacity="100%" style:font-name="Arial" style:font-name-complex="Segoe UI"/>
    </style:style>
    <style:style style:name="T8" style:family="text">
      <style:text-properties fo:color="#000000" loext:opacity="100%" style:font-name="Arial" fo:font-weight="bold" style:font-weight-asian="bold" style:font-name-complex="Segoe UI" style:font-weight-complex="bold"/>
    </style:style>
    <style:style style:name="T9" style:family="text">
      <style:text-properties fo:color="#000000" loext:opacity="100%" style:font-name="Arial" fo:font-weight="bold" officeooo:rsid="002b1b5e" style:font-weight-asian="bold" style:font-name-complex="Segoe UI" style:font-weight-complex="bold"/>
    </style:style>
    <style:style style:name="T10" style:family="text">
      <style:text-properties fo:color="#000000" loext:opacity="100%" style:font-name="Arial" officeooo:rsid="002b1b5e" style:font-name-complex="Segoe UI"/>
    </style:style>
    <style:style style:name="T11" style:family="text">
      <style:text-properties fo:color="#000000" loext:opacity="100%" style:font-name="Arial" fo:language="en" fo:country="US" style:font-name-complex="Segoe UI"/>
    </style:style>
    <style:style style:name="T12" style:family="text">
      <style:text-properties fo:color="#000000" loext:opacity="100%" style:font-name="Arial" officeooo:rsid="003880bb" style:font-name-complex="Segoe UI"/>
    </style:style>
    <style:style style:name="T13" style:family="text">
      <style:text-properties fo:color="#000000" loext:opacity="100%" style:font-name="Arial" officeooo:rsid="000b0e6f" style:font-name-complex="Segoe UI"/>
    </style:style>
    <style:style style:name="T14" style:family="text">
      <style:text-properties fo:color="#000000" loext:opacity="100%" style:font-name="Arial" officeooo:rsid="0026e68b" style:font-name-complex="Segoe UI"/>
    </style:style>
    <style:style style:name="T15" style:family="text">
      <style:text-properties fo:color="#000000" loext:opacity="100%" style:font-name="Arial" officeooo:rsid="0036a0c7" style:font-name-complex="Segoe UI"/>
    </style:style>
    <style:style style:name="T16" style:family="text">
      <style:text-properties fo:color="#000000" loext:opacity="100%" style:font-name="Arial" fo:font-size="14pt" fo:language="en" fo:country="US" style:font-size-asian="14pt" style:font-name-complex="Segoe UI" style:font-size-complex="14pt"/>
    </style:style>
    <style:style style:name="T17" style:family="text">
      <style:text-properties fo:color="#000000" loext:opacity="100%" style:font-name="Arial" fo:font-size="14pt" fo:language="en" fo:country="US" fo:font-weight="bold" officeooo:rsid="002e09df" style:font-size-asian="14pt" style:font-weight-asian="bold" style:font-name-complex="Segoe UI" style:font-size-complex="14pt" style:font-weight-complex="bold"/>
    </style:style>
    <style:style style:name="T18" style:family="text">
      <style:text-properties fo:color="#000000" loext:opacity="100%" style:font-name="Arial" fo:font-size="14pt" fo:language="en" fo:country="US" fo:font-weight="bold" officeooo:rsid="002f6795" style:font-size-asian="14pt" style:font-weight-asian="bold" style:font-name-complex="Segoe UI" style:font-size-complex="14pt" style:font-weight-complex="bold"/>
    </style:style>
    <style:style style:name="T19" style:family="text">
      <style:text-properties fo:color="#000000" loext:opacity="100%" style:font-name="Arial" officeooo:rsid="00266fa8" style:font-name-complex="Segoe UI"/>
    </style:style>
    <style:style style:name="T20" style:family="text">
      <style:text-properties fo:color="#000000" loext:opacity="100%" style:font-name="Arial" officeooo:rsid="002c214e" style:font-name-complex="Segoe UI"/>
    </style:style>
    <style:style style:name="T21" style:family="text">
      <style:text-properties fo:color="#000000" loext:opacity="100%" style:font-name="Arial" fo:font-size="13pt" fo:font-weight="bold" style:font-size-asian="13pt" style:font-weight-asian="bold" style:font-name-complex="Segoe UI" style:font-size-complex="13pt" style:font-weight-complex="bold"/>
    </style:style>
    <style:style style:name="T22" style:family="text">
      <style:text-properties fo:color="#000000" loext:opacity="100%" style:font-name="Arial" fo:font-size="13pt" style:font-size-asian="13pt" style:font-name-complex="Segoe UI" style:font-size-complex="13pt"/>
    </style:style>
    <style:style style:name="T23" style:family="text">
      <style:text-properties fo:color="#000000" loext:opacity="100%" style:font-name="Arial" fo:font-weight="bold" officeooo:rsid="002a599d" style:font-weight-asian="bold" style:font-name-complex="Segoe UI" style:font-weight-complex="bold"/>
    </style:style>
    <style:style style:name="T24" style:family="text">
      <style:text-properties fo:color="#000000" loext:opacity="100%" style:font-name="Arial" fo:font-size="14pt" style:text-underline-style="solid" style:text-underline-width="auto" style:text-underline-color="font-color" fo:font-weight="bold" officeooo:rsid="003a4710" style:font-size-asian="14pt" style:font-weight-asian="bold" style:font-name-complex="Segoe UI" style:font-size-complex="14pt" style:font-weight-complex="bold"/>
    </style:style>
    <style:style style:name="T25" style:family="text">
      <style:text-properties fo:color="#000000" loext:opacity="100%" style:font-name="Arial" style:text-underline-style="none" fo:font-weight="bold" style:font-weight-asian="bold" style:font-name-complex="Segoe UI" style:font-weight-complex="bold"/>
    </style:style>
    <style:style style:name="T26" style:family="text">
      <style:text-properties fo:color="#000000" loext:opacity="100%" style:font-name="Arial" style:text-underline-style="solid" style:text-underline-width="auto" style:text-underline-color="font-color" fo:font-weight="bold" style:font-weight-asian="bold" style:font-name-complex="Segoe UI" style:font-weight-complex="bold"/>
    </style:style>
    <style:style style:name="T27" style:family="text">
      <style:text-properties style:font-name="Arial" style:font-name-complex="Segoe UI"/>
    </style:style>
    <style:style style:name="T28" style:family="text">
      <style:text-properties style:font-name="Arial" officeooo:rsid="0030696e" style:font-name-complex="Segoe UI"/>
    </style:style>
    <style:style style:name="T29" style:family="text">
      <style:text-properties style:font-name="Arial" officeooo:rsid="0026e68b" style:font-name-complex="Segoe UI"/>
    </style:style>
    <style:style style:name="T30" style:family="text">
      <style:text-properties style:font-name="Arial" officeooo:rsid="000b0e6f" style:font-name-complex="Segoe UI"/>
    </style:style>
    <style:style style:name="T31" style:family="text">
      <style:text-properties fo:color="#000000" loext:opacity="100%" style:font-name="Arial" fo:font-size="12pt" fo:font-weight="bold" style:font-size-asian="12pt" style:font-weight-asian="bold" style:font-name-complex="Segoe UI" style:font-size-complex="12pt" style:font-weight-complex="bold"/>
    </style:style>
    <style:style style:name="T32" style:family="text">
      <style:text-properties fo:color="#000000" loext:opacity="100%" style:font-name="Arial" fo:font-size="12pt" style:font-size-asian="12pt" style:font-name-complex="Segoe UI"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normaltextrun"><text:span text:style-name="T1"> Jools Jannaway</text:span></text:span><text:span text:style-name="eop"><text:span text:style-name="T2"> </text:span></text:span></text:p>
      <text:p text:style-name="P2"/>
      <text:p text:style-name="P1"><text:span text:style-name="normaltextrun"><text:span text:style-name="T3">joolsjannaway@gmail.com </text:span></text:span><text:span text:style-name="normaltextrun"><text:span text:style-name="T4">| +44 07599 218900</text:span></text:span><text:span text:style-name="eop"><text:span text:style-name="T4"> </text:span></text:span><text:span text:style-name="eop"><text:span text:style-name="T5">| Portsmouth</text:span></text:span></text:p>
      <text:p text:style-name="P2"/>
      <text:p text:style-name="P3"><text:span text:style-name="normaltextrun"><text:span text:style-name="T6">Personal Statement</text:span></text:span><text:span text:style-name="eop"><text:span text:style-name="T4"> </text:span></text:span></text:p>
      <text:p text:style-name="P4"/>
      <text:p text:style-name="P3"><text:span text:style-name="normaltextrun"><text:span text:style-name="T7">I am an adaptable </text:span></text:span><text:span text:style-name="normaltextrun"><text:span text:style-name="T8">software developer</text:span></text:span><text:span text:style-name="normaltextrun"><text:span text:style-name="T7"> who primarily makes use of agile methodologies. I have Level 5 HND qualifications. I am experienced with APIs and differing programming paradigms to make applications of varying specifications. I want to have a successful career as a </text:span></text:span><text:span text:style-name="normaltextrun"><text:span text:style-name="T8">software developer/</text:span></text:span><text:span text:style-name="normaltextrun"><text:span text:style-name="T9">engineer</text:span></text:span><text:span text:style-name="normaltextrun"><text:span text:style-name="T7">, data scientist or other similar </text:span></text:span><text:span text:style-name="normaltextrun"><text:span text:style-name="T10">STEM </text:span></text:span><text:span text:style-name="normaltextrun"><text:span text:style-name="T7">pathways. I have strong resilience and adaptability whether I work as part of a team or individually.</text:span></text:span><text:span text:style-name="eop"><text:span text:style-name="T7"> </text:span></text:span></text:p>
      <text:p text:style-name="P3"><text:span text:style-name="eop"><text:span text:style-name="T11"> </text:span></text:span></text:p>
      <text:p text:style-name="P3"><text:span text:style-name="normaltextrun"><text:span text:style-name="T6">Skills</text:span></text:span><text:span text:style-name="eop"><text:span text:style-name="T4"> </text:span></text:span></text:p>
      <text:p text:style-name="P4"/>
      <text:list text:style-name="WWNum25">
        <text:list-item>
          <text:p text:style-name="P5"><text:span text:style-name="normaltextrun"><text:span text:style-name="T12">C#, .NET framework, Microsoft Visual Studio, Powershell, Git, OOP Principles, Input/Output streams, Async C#, LINQ, NUnit Testing, Mocking with Moq.</text:span></text:span></text:p>
        </text:list-item>
        <text:list-item>
          <text:p text:style-name="P5"><text:span text:style-name="normaltextrun"><text:span text:style-name="T12">Microsoft SQL Server, T-SQL (transact SQL), Basic ADO.NET, Entity Framework, Data Normalisation, Schema Design</text:span></text:span></text:p>
        </text:list-item>
        <text:list-item>
          <text:p text:style-name="P5"><text:span text:style-name="normaltextrun"><text:span text:style-name="T12">ASP.NET, MVC, Authentication in ASP.NET core, Middleware in ASP.NET core</text:span></text:span></text:p>
        </text:list-item>
        <text:list-item>
          <text:p text:style-name="P5"><text:span text:style-name="normaltextrun"><text:span text:style-name="T12">HTML, CSS, DOM, Blazor</text:span></text:span></text:p>
        </text:list-item>
        <text:list-item>
          <text:p text:style-name="P5"><text:span text:style-name="normaltextrun"><text:span text:style-name="T12">AWS (Amazon Web Services), Netlify</text:span></text:span></text:p>
        </text:list-item>
        <text:list-item>
          <text:p text:style-name="P5"><text:span text:style-name="normaltextrun"><text:span text:style-name="T12">Code Design Patterns</text:span></text:span></text:p>
        </text:list-item>
        <text:list-item>
          <text:p text:style-name="P6"><text:span text:style-name="normaltextrun"><text:span text:style-name="T7">Software Development / </text:span></text:span><text:span text:style-name="normaltextrun"><text:span text:style-name="T13">Software Engineer</text:span></text:span><text:span text:style-name="normaltextrun"><text:span text:style-name="T12">ing</text:span></text:span><text:span text:style-name="normaltextrun"><text:span text:style-name="T7"> (Continuous Personal Development)</text:span></text:span></text:p>
        </text:list-item>
        <text:list-item>
          <text:p text:style-name="P6"><text:span text:style-name="normaltextrun"><text:span text:style-name="T7">HTML &amp; CSS &amp; J</text:span></text:span><text:span text:style-name="normaltextrun"><text:span text:style-name="T13">avaScript</text:span></text:span><text:span text:style-name="normaltextrun"><text:span text:style-name="T7"> &amp; PHP &amp; C# &amp; Java &amp; SQL &amp; Python 3 &amp; C++</text:span></text:span><text:span text:style-name="eop"><text:span text:style-name="T7"> </text:span></text:span><text:span text:style-name="eop"><text:span text:style-name="T13">&amp; XML</text:span></text:span></text:p>
        </text:list-item>
        <text:list-item>
          <text:p text:style-name="P6"><text:span text:style-name="normaltextrun"><text:span text:style-name="T7">Using </text:span></text:span><text:span text:style-name="normaltextrun"><text:span text:style-name="T14">C</text:span></text:span><text:span text:style-name="normaltextrun"><text:span text:style-name="T13">isco</text:span></text:span><text:span text:style-name="normaltextrun"><text:span text:style-name="T7"> packet tracer to setup a simulated network.</text:span></text:span></text:p>
        </text:list-item>
        <text:list-item>
          <text:p text:style-name="P6"><text:span text:style-name="normaltextrun"><text:span text:style-name="T7">Imagine manipulation with GIMP &amp; Inkscape, Video editing with Kdenlive</text:span></text:span><text:span text:style-name="eop"><text:span text:style-name="T7"> , </text:span></text:span><text:span text:style-name="eop"><text:span text:style-name="T15">Modelling within Blender.</text:span></text:span></text:p>
        </text:list-item>
        <text:list-item>
          <text:p text:style-name="P6"><text:span text:style-name="normaltextrun"><text:span text:style-name="T13">Creating web apps, desktop apps, mobile apps.</text:span></text:span></text:p>
        </text:list-item>
        <text:list-item>
          <text:p text:style-name="P6"><text:span text:style-name="normaltextrun"><text:span text:style-name="T7">Setting up and utilising virtual machines to learn different operating systems.</text:span></text:span><text:span text:style-name="eop"><text:span text:style-name="T7"> </text:span></text:span></text:p>
        </text:list-item>
        <text:list-item>
          <text:p text:style-name="P6"><text:span text:style-name="normaltextrun"><text:span text:style-name="T7">Usage of the Libre Office Suite / Google Suite / Microsoft 365 Suite</text:span></text:span><text:span text:style-name="eop"><text:span text:style-name="T7"> </text:span></text:span></text:p>
        </text:list-item>
        <text:list-item>
          <text:p text:style-name="P6"><text:span text:style-name="normaltextrun"><text:span text:style-name="T7">Teamwork &amp; communication, transferable soft skills, supporting and guiding peers, critical and analytical thinking.</text:span></text:span><text:span text:style-name="eop"><text:span text:style-name="T7"> </text:span></text:span></text:p>
        </text:list-item>
        <text:list-item>
          <text:p text:style-name="P6"><text:span text:style-name="normaltextrun"><text:span text:style-name="T7">Relational databases, data analysis</text:span></text:span><text:span text:style-name="eop"><text:span text:style-name="T7"> </text:span></text:span></text:p>
        </text:list-item>
      </text:list>
      <text:p text:style-name="P3"><text:span text:style-name="eop"><text:span text:style-name="T16"> </text:span></text:span></text:p>
      <text:p text:style-name="P3"><text:span text:style-name="normaltextrun"><text:span text:style-name="T6">Education</text:span></text:span><text:span text:style-name="eop"><text:span text:style-name="T16"> </text:span></text:span></text:p>
      <text:p text:style-name="P3"><text:span text:style-name="eop"><text:span text:style-name="T16"> </text:span></text:span><text:span text:style-name="eop"><text:span text:style-name="T17">Online (N/A </text:span></text:span><text:span text:style-name="eop"><text:span text:style-name="T18">DateTimeLocation</text:span></text:span><text:span text:style-name="eop"><text:span text:style-name="T17">)</text:span></text:span></text:p>
      <text:list text:style-name="L1">
        <text:list-item>
          <text:p text:style-name="P7"><text:span text:style-name="normaltextrun"><text:span text:style-name="T7">2024 - 2025 Boot-camp Software Developer C# | North</text:span></text:span><text:span text:style-name="normaltextrun"><text:span text:style-name="T19">c</text:span></text:span><text:span text:style-name="normaltextrun"><text:span text:style-name="T7">oders | Grade: </text:span></text:span><text:span text:style-name="normaltextrun"><text:span text:style-name="T20">Fully Complete</text:span></text:span><text:span text:style-name="eop"><text:span text:style-name="T7"> </text:span></text:span></text:p>
        </text:list-item>
        <text:list-item>
          <text:p text:style-name="P7"><text:span text:style-name="normaltextrun"><text:span text:style-name="T7">2024 – Understanding coding | Level 2 Certificate | Grade: Distinction</text:span></text:span><text:span text:style-name="eop"><text:span text:style-name="T7"> </text:span></text:span></text:p>
        </text:list-item>
        <text:list-item>
          <text:p text:style-name="P7"><text:span text:style-name="normaltextrun"><text:span text:style-name="T7">2024 – Digital and IT Skills | Level 2 Diploma | Grade: Distinction</text:span></text:span><text:span text:style-name="eop"><text:span text:style-name="T7"> </text:span></text:span></text:p>
        </text:list-item>
      </text:list>
      <text:p text:style-name="P3"><text:span text:style-name="eop"><text:span text:style-name="T11"> </text:span></text:span></text:p>
      <text:p text:style-name="P3"><text:span text:style-name="normaltextrun"><text:span text:style-name="T21">Highbury College, Cosham: September 2018 - July 2022</text:span></text:span><text:span text:style-name="eop"><text:span text:style-name="T22"> </text:span></text:span></text:p>
      <text:list text:style-name="L2">
        <text:list-item>
          <text:p text:style-name="P8"><text:span text:style-name="normaltextrun"><text:span text:style-name="T7">2022 – Computing (HND) | Level 5 Diploma | Grade: Distinction</text:span></text:span><text:span text:style-name="eop"><text:span text:style-name="T7"> </text:span></text:span></text:p>
        </text:list-item>
        <text:list-item>
          <text:p text:style-name="P8"><text:span text:style-name="normaltextrun"><text:span text:style-name="T7">2021 – Computing (HNC) | Level 4 Certificate | Grade: Distinction</text:span></text:span><text:span text:style-name="eop"><text:span text:style-name="T7"> </text:span></text:span></text:p>
        </text:list-item>
        <text:list-item>
          <text:p text:style-name="P8"><text:span text:style-name="normaltextrun"><text:span text:style-name="T7">2020 – Core Maths (MEI) | Level 3 Certificate | Grade: C</text:span></text:span><text:span text:style-name="eop"><text:span text:style-name="T7"> </text:span></text:span></text:p>
        </text:list-item>
        <text:list-item>
          <text:p text:style-name="P8"><text:span text:style-name="normaltextrun"><text:span text:style-name="T7">2020 – Quantitative Reasoning (MEI) | Level 3 Certificate | Grade: C</text:span></text:span><text:span text:style-name="eop"><text:span text:style-name="T7"> </text:span></text:span></text:p>
        </text:list-item>
        <text:list-item>
          <text:p text:style-name="P8"><text:span text:style-name="normaltextrun"><text:span text:style-name="T7">2020 – IT (Software Development) | Level 3 Extended Diploma | Grade: Distinction* Distinction* Distinction*</text:span></text:span><text:span text:style-name="eop"><text:span text:style-name="T7"> </text:span></text:span></text:p>
        </text:list-item>
      </text:list>
      <text:p text:style-name="P3"><text:span text:style-name="eop"><text:span text:style-name="T11"> </text:span></text:span></text:p>
      <text:p text:style-name="P3"><text:span text:style-name="normaltextrun"><text:span text:style-name="T21">Trafalgar School, Portsmouth: September 2013 - July 2018</text:span></text:span><text:span text:style-name="eop"><text:span text:style-name="T22"> </text:span></text:span></text:p>
      <text:p text:style-name="P9"><text:span text:style-name="normaltextrun"><text:span text:style-name="T7">GCSEs | Grade(s): [1-9] = [F-A**]</text:span></text:span><text:span text:style-name="eop"><text:span text:style-name="T7"> </text:span></text:span></text:p>
      <text:list text:style-name="L3">
        <text:list-item>
          <text:p text:style-name="P10"><text:soft-page-break/><text:span text:style-name="normaltextrun"><text:span text:style-name="T7">Combined Science (Higher) | 7 &amp; 6 [A &amp; B]</text:span></text:span><text:span text:style-name="eop"><text:span text:style-name="T7"> </text:span></text:span></text:p>
        </text:list-item>
        <text:list-item>
          <text:p text:style-name="P10"><text:span text:style-name="normaltextrun"><text:span text:style-name="T7">Computer science | 6 [B]</text:span></text:span><text:span text:style-name="eop"><text:span text:style-name="T7"> </text:span></text:span></text:p>
        </text:list-item>
        <text:list-item>
          <text:p text:style-name="P10"><text:span text:style-name="normaltextrun"><text:span text:style-name="T7">Mathematics (Higher) | 6 [B]</text:span></text:span><text:span text:style-name="eop"><text:span text:style-name="T7"> </text:span></text:span></text:p>
        </text:list-item>
        <text:list-item>
          <text:p text:style-name="P10"><text:span text:style-name="normaltextrun"><text:span text:style-name="T7">History | 8 [A*]</text:span></text:span><text:span text:style-name="eop"><text:span text:style-name="T7"> </text:span></text:span></text:p>
        </text:list-item>
        <text:list-item>
          <text:p text:style-name="P10"><text:span text:style-name="normaltextrun"><text:span text:style-name="T7">English language | 7 [A]</text:span></text:span><text:span text:style-name="eop"><text:span text:style-name="T7"> </text:span></text:span></text:p>
        </text:list-item>
      </text:list>
      <text:p text:style-name="P3"><text:span text:style-name="eop"><text:span text:style-name="T16"> </text:span></text:span></text:p>
      <text:p text:style-name="P3"><text:span text:style-name="normaltextrun"><text:span text:style-name="T6">Employment experience</text:span></text:span><text:span text:style-name="eop"><text:span text:style-name="T16"> </text:span></text:span></text:p>
      <text:p text:style-name="P11"/>
      <text:p text:style-name="P3"><text:span text:style-name="normaltextrun"><text:span text:style-name="T8">Last Date – Job | Company/Organisation | Location | Duration | Responsibilities</text:span></text:span><text:span text:style-name="eop"><text:span text:style-name="T7"> </text:span></text:span></text:p>
      <text:list text:style-name="WWNum27">
        <text:list-item>
          <text:p text:style-name="P12"><text:span text:style-name="normaltextrun"><text:span text:style-name="T7">2024 – </text:span></text:span><text:span text:style-name="normaltextrun"><text:span text:style-name="T8">Virtual taster | John Lewis &amp; Partners</text:span></text:span><text:span text:style-name="normaltextrun"><text:span text:style-name="T7"> | Online | 4 days | Learning different sections of the business and their variations, attempting work to check suitability.</text:span></text:span><text:span text:style-name="eop"><text:span text:style-name="T7"> </text:span></text:span></text:p>
        </text:list-item>
        <text:list-item>
          <text:p text:style-name="P12"><text:span text:style-name="normaltextrun"><text:span text:style-name="T7">2022+ – </text:span></text:span><text:span text:style-name="normaltextrun"><text:span text:style-name="T8">Volunteering, General Assistant | </text:span></text:span><text:span text:style-name="normaltextrun"><text:span text:style-name="T23">The </text:span></text:span><text:span text:style-name="normaltextrun"><text:span text:style-name="T8">Groundlings Theatre</text:span></text:span><text:span text:style-name="normaltextrun"><text:span text:style-name="T7"> | Southsea | 2+ days | I helped as an usher and set up tables amongst other jobs. I manage to improvise and independently resolve booking issues that occurred from technical difficulties.</text:span></text:span><text:span text:style-name="eop"><text:span text:style-name="T7"> </text:span></text:span></text:p>
        </text:list-item>
        <text:list-item>
          <text:p text:style-name="P12"><text:span text:style-name="normaltextrun"><text:span text:style-name="T7">2020 - </text:span></text:span><text:span text:style-name="normaltextrun"><text:span text:style-name="T8">Volunteering, Shop Assistant | Rowans Hospice Retail Shop</text:span></text:span><text:span text:style-name="normaltextrun"><text:span text:style-name="T7"> | Portsmouth | 10 weeks+ | I tried a bit of everything from working back-end with labelling and sorting to front-end with working at the till</text:span></text:span><text:span text:style-name="eop"><text:span text:style-name="T7"> </text:span></text:span></text:p>
        </text:list-item>
        <text:list-item>
          <text:p text:style-name="P12"><text:span text:style-name="normaltextrun"><text:span text:style-name="T7">2021+ - </text:span></text:span><text:span text:style-name="normaltextrun"><text:span text:style-name="T8">Personal Development, Software Developer</text:span></text:span><text:span text:style-name="normaltextrun"><text:span text:style-name="T7"> | N/A | 12 weeks+ | I engage in a wide variety of the development life cycle making mobile apps, desktop apps and websites.</text:span></text:span><text:span text:style-name="eop"><text:span text:style-name="T7"> </text:span></text:span></text:p>
        </text:list-item>
      </text:list>
      <text:p text:style-name="P13"/>
      <text:p text:style-name="P3"><text:span text:style-name="normaltextrun"><text:span text:style-name="T6">Achievements/</text:span></text:span><text:span text:style-name="normaltextrun"><text:span text:style-name="T24">Personal Development</text:span></text:span><text:span text:style-name="eop"><text:span text:style-name="T4"> </text:span></text:span><text:span text:style-name="eop"><text:span text:style-name="T11"> </text:span></text:span></text:p>
      <text:p text:style-name="P3"><text:span text:style-name="normaltextrun"><text:span text:style-name="T25"><text:s/></text:span></text:span><text:span text:style-name="normaltextrun"><text:span text:style-name="T26">Projects</text:span></text:span><text:span text:style-name="eop"><text:span text:style-name="T11"> </text:span></text:span></text:p>
      <text:p text:style-name="P3"><text:span text:style-name="normaltextrun"><text:span text:style-name="T27"><text:tab/> ChessGame – Desktop – Machine Learning, waterfall/traditional methodology, REG-EX, WinForm, </text:span></text:span><text:span text:style-name="normaltextrun"><text:span text:style-name="T28">i</text:span></text:span><text:span text:style-name="normaltextrun"><text:span text:style-name="T27">t learns form failed moves, utilising ML and AI algorithms. Uses multi-threading for background processing without freezing the app.</text:span></text:span></text:p>
      <text:p text:style-name="P3"><text:span text:style-name="normaltextrun"><text:span text:style-name="T27"><text:tab/>ChessGame – Mobile – Using XML constraint layout for appropriate layout resizing, string resources that use XML CDATA to avoid markup language errors, layered lists for each piece so that the colour can be adjusted per player’s preference, agile methodology, machine learning, file I/O operations, ad-mob Ads implementation, passing data from dialog fragment to main activity dialog.</text:span></text:span><text:span text:style-name="eop"><text:span text:style-name="T27"> </text:span></text:span></text:p>
      <text:p text:style-name="P3"><text:span text:style-name="normaltextrun"><text:span text:style-name="T27"><text:tab/>NoteApp – Mobile – animations, customisable themes, transitions, dialog fragments, permissions, notifications, custom database API, </text:span></text:span><text:span text:style-name="normaltextrun"><text:span text:style-name="T29">SQL</text:span></text:span><text:span text:style-name="normaltextrun"><text:span text:style-name="T27">ite, OOP (object-oriented programming), pure functions. Java, XML, SQL, Git – GitHub, media player, recognising music files.</text:span></text:span><text:span text:style-name="eop"><text:span text:style-name="T27"> </text:span></text:span></text:p>
      <text:p text:style-name="P3"><text:span text:style-name="normaltextrun"><text:span text:style-name="T27"><text:tab/>Website – Chatroom – HTML, CSS, JS, PHP, XAMPP (local server hosting), communicating across a network, fetch, Ajax </text:span></text:span><text:span text:style-name="normaltextrun"><text:span text:style-name="T28">techniques</text:span></text:span><text:span text:style-name="normaltextrun"><text:span text:style-name="T27">, </text:span></text:span><text:span text:style-name="normaltextrun"><text:span text:style-name="T28">REST</text:span></text:span><text:span text:style-name="normaltextrun"><text:span text:style-name="T27">ful </text:span></text:span><text:span text:style-name="normaltextrun"><text:span text:style-name="T28">API.</text:span></text:span></text:p>
      <text:p text:style-name="P3"><text:span text:style-name="normaltextrun"><text:span text:style-name="T27">Website – booking – HTML, CSS, JS, PHP, XAMPP (local server hosting), anti SQL-injection techniques.</text:span></text:span><text:span text:style-name="eop"><text:span text:style-name="T27"> </text:span></text:span></text:p>
      <text:p text:style-name="P3"><text:span text:style-name="normaltextrun"><text:span text:style-name="T27"><text:tab/>NekoGrab – Desktop, interacting with HTTP and web agents, thread pool, multi-threading, thread queuing.</text:span></text:span><text:span text:style-name="eop"><text:span text:style-name="T27"> </text:span></text:span></text:p>
      <text:p text:style-name="P3"><text:span text:style-name="normaltextrun"><text:span text:style-name="T27"><text:tab/>CustPhotos – C#, Desktop, customising the entry point into application, can open one window from selecting multiple files in folder rather than multiple windows individually. Encapsulation, getters &amp; setters.</text:span></text:span><text:span text:style-name="eop"><text:span text:style-name="T27"> </text:span></text:span></text:p>
      <text:p text:style-name="P3"><text:span text:style-name="normaltextrun"><text:span text:style-name="T27"><text:tab/>PrdCycleCalendar – Java, XML, SQLite, Linear Regression, Machine Learning, Narrow Artificial Intelligence, Transitions, UI design, UX design.</text:span></text:span><text:span text:style-name="eop"><text:span text:style-name="T27"> </text:span></text:span></text:p>
      <text:p text:style-name="P3"><text:span text:style-name="eop"><text:span text:style-name="T30"><text:tab/>ImageFromSmallerImages – CSS, JavaScript, HTML, mathematics, multithreading, promises, asynchronous programming</text:span></text:span></text:p>
      <text:p text:style-name="P14"/>
      <text:p text:style-name="P3"><text:span text:style-name="eop"><text:span text:style-name="T31">References</text:span></text:span><text:span text:style-name="eop"><text:span text:style-name="T32"> available on reques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0.487cm"/>
    </style:style>
    <style:style style:name="List" style:family="paragraph" style:parent-style-name="Text_20_body" style:class="list">
      <style:paragraph-properties fo:margin-top="0cm" fo:margin-bottom="0.247cm" style:contextual-spacing="false" fo:line-height="0.487cm"/>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class="text">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ing_20_2" style:display-name="Heading 2"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size-complex="16pt"/>
    </style:style>
    <style:style style:name="Heading_20_3" style:display-name="Heading 3"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Heading_20_4" style:display-name="Heading 4" style:family="paragraph" style:parent-style-name="Standard" style:next-style-name="Standard"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size-complex="12pt"/>
    </style:style>
    <style:style style:name="Heading_20_5" style:display-name="Heading 5" style:family="paragraph" style:parent-style-name="Standard" style:next-style-name="Standard" style:class="text">
      <style:paragraph-properties fo:margin-top="0.071cm" fo:margin-bottom="0cm" style:contextual-spacing="false" fo:keep-together="always" fo:keep-with-next="always"/>
      <style:text-properties fo:text-transform="uppercase" fo:color="#2e74b5" loext:opacity="100%" style:font-name="Calibri Light" fo:font-family="'Calibri Light'" style:font-family-generic="roman" style:font-pitch="variable" style:font-name-asian="SimSun" style:font-family-asian="SimSun" style:font-family-generic-asian="system" style:font-pitch-asian="variable"/>
    </style:style>
    <style:style style:name="Heading_20_6" style:display-name="Heading 6" style:family="paragraph" style:parent-style-name="Standard" style:next-style-name="Standard" style:class="text">
      <style:paragraph-properties fo:margin-top="0.071cm" fo:margin-bottom="0cm" style:contextual-spacing="false" fo:keep-together="always" fo:keep-with-next="always"/>
      <style:text-properties fo:text-transform="uppercase"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Heading_20_7" style:display-name="Heading 7"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weight="bold" style:font-name-asian="SimSun" style:font-family-asian="SimSun" style:font-family-generic-asian="system" style:font-pitch-asian="variable" style:font-weight-asian="bold" style:font-weight-complex="bold"/>
    </style:style>
    <style:style style:name="Heading_20_8" style:display-name="Heading 8"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fo:font-weight="bold" style:font-name-asian="SimSun" style:font-family-asian="SimSun" style:font-family-generic-asian="system" style:font-pitch-asian="variable" style:font-style-asian="italic" style:font-weight-asian="bold" style:font-style-complex="italic" style:font-weight-complex="bold"/>
    </style:style>
    <style:style style:name="Heading_20_9" style:display-name="Heading 9"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Normal_20_Table_20__28_WW_29_" style:display-name="Normal Table (WW)" style:family="paragraph">
      <style:paragraph-properties fo:margin-top="0cm" fo:margin-bottom="0.282cm" style:contextual-spacing="false" fo:line-height="106%"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1" style:family="paragraph" style:parent-style-name="Standard" style:next-style-name="Standard">
      <style:paragraph-properties fo:line-height="0.423cm"/>
      <style:text-properties fo:font-variant="small-caps" fo:color="#44546a" loext:opacity="100%" fo:font-weight="bold" style:font-weight-asian="bold" style:font-weight-complex="bold"/>
    </style:style>
    <style:style style:name="Title" style:family="paragraph" style:parent-style-name="Standard" style:next-style-name="Standard" style:class="chapter">
      <style:paragraph-properties fo:margin-top="0cm" fo:margin-bottom="0cm" style:contextual-spacing="true" fo:line-height="0.36cm"/>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size-complex="36pt"/>
    </style:style>
    <style:style style:name="Subtitle" style:family="paragraph" style:parent-style-name="Standard" style:next-style-name="Standard" style:class="chapter">
      <style:paragraph-properties fo:margin-top="0cm" fo:margin-bottom="0.423cm" style:contextual-spacing="false" fo:line-height="0.423cm"/>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No_20_Spacing" style:display-name="No Spacing" style:family="paragraph">
      <style:paragraph-properties fo:text-align="start" style:justify-single-word="false" fo:orphans="2" fo:widows="2" fo:hyphenation-ladder-count="no-limit" fo:hyphenation-keep="auto" loext:hyphenation-keep-type="column"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style:paragraph-properties fo:margin-left="1.27cm" fo:margin-top="0.212cm" fo:margin-bottom="0.212cm" style:contextual-spacing="false"/>
      <style:text-properties fo:color="#44546a" loext:opacity="100%" fo:font-size="12pt" style:font-size-asian="12pt" style:font-size-complex="12pt"/>
    </style:style>
    <style:style style:name="Intense_20_Quote" style:display-name="Intense Quote" style:family="paragraph" style:parent-style-name="Standard" style:next-style-name="Standard">
      <style:paragraph-properties fo:margin-left="1.27cm" fo:margin-top="0.176cm" fo:margin-bottom="0.423cm" style:contextual-spacing="false" fo:line-height="0.423cm" fo:text-align="center" style:justify-single-word="false"/>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size-complex="16pt"/>
    </style:style>
    <style:style style:name="Index_20_Heading" style:display-name="Index Heading" style:family="paragraph" style:parent-style-name="Heading" style:class="index">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ontents_20_Heading" style:display-name="Contents Heading" style:family="paragraph" style:parent-style-name="Heading_20_1" style:next-style-name="Standard" style:class="index">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_20__28_WW_29_">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_20__28_WW_29_">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_20__28_WW_29_">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5_20_Char" style:display-name="Heading 5 Char" style:family="text" style:parent-style-name="Default_20_Paragraph_20_Font_20__28_WW_29_">
      <style:text-properties fo:text-transform="uppercase"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6_20_Char" style:display-name="Heading 6 Char" style:family="text" style:parent-style-name="Default_20_Paragraph_20_Font_20__28_WW_29_">
      <style:text-properties fo:text-transform="uppercase"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Heading_20_7_20_Char" style:display-name="Heading 7 Char" style:family="text" style:parent-style-name="Default_20_Paragraph_20_Font_20__28_WW_29_">
      <style:text-properties fo:color="#1f4e79" loext:opacity="100%" style:font-name="Calibri Light" fo:font-family="'Calibri Light'"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_20__28_WW_29_">
      <style:text-properties fo:color="#1f4e79" loext:opacity="100%" style:font-name="Calibri Light" fo:font-family="'Calibri Light'" style:font-family-generic="roman" style:font-pitch="variable" fo:font-size="12pt" fo:font-style="italic" fo:font-weight="bold" style:font-name-asian="SimSun" style:font-family-asian="SimSu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Heading_20_9_20_Char" style:display-name="Heading 9 Char" style:family="text" style:parent-style-name="Default_20_Paragraph_20_Font_20__28_WW_29_">
      <style:text-properties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_20__28_WW_29_">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name-complex="Times New Roman1" style:font-family-complex="'Times New Roman'" style:font-family-generic-complex="system" style:font-pitch-complex="variable" style:font-size-complex="12pt"/>
    </style:style>
    <style:style style:name="Subtitle_20_Char" style:display-name="Subtitle Char" style:family="text" style:parent-style-name="Default_20_Paragraph_20_Font_20__28_WW_29_">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Strong_20_Emphasis" style:display-name="Strong Emphasis" style:family="text" style:parent-style-name="Default_20_Paragraph_20_Font_20__28_WW_29_">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Emphasis" style:family="text" style:parent-style-name="Default_20_Paragraph_20_Font_20__28_WW_29_">
      <style:text-properties fo:color="#000000"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Quote_20_Char" style:display-name="Quote Char" style:family="text" style:parent-style-name="Default_20_Paragraph_20_Font_20__28_WW_29_">
      <style:text-properties fo:color="#44546a"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_20__28_WW_29_">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Subtle_20_Emphasis" style:display-name="Subtle Emphasis" style:family="text" style:parent-style-name="Default_20_Paragraph_20_Font_20__28_WW_29_">
      <style:text-properties fo:color="#595959"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Intense_20_Emphasis" style:display-name="Intense Emphasis" style:family="text" style:parent-style-name="Default_20_Paragraph_20_Font_20__28_WW_29_">
      <style:text-properties fo:color="#000000" loext:opacity="100%" style:font-name="Times New Roman" fo:font-family="'Times New Roman'" style:font-family-generic="roman" style:font-pitch="variable" fo:font-size="12pt" fo:font-style="italic" fo:font-weight="bold" style:font-size-asian="12pt" style:font-style-asian="italic" style:font-weight-asian="bold" style:font-name-complex="Times New Roman1" style:font-family-complex="'Times New Roman'" style:font-family-generic-complex="system" style:font-pitch-complex="variable" style:font-size-complex="12pt"/>
    </style:style>
    <style:style style:name="Subtle_20_Reference" style:display-name="Subtle Reference" style:family="text" style:parent-style-name="Default_20_Paragraph_20_Font_20__28_WW_29_">
      <style:text-properties fo:font-variant="small-caps" fo:color="#595959" loext:opacity="1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Intense_20_Reference" style:display-name="Intense Reference" style:family="text" style:parent-style-name="Default_20_Paragraph_20_Font_20__28_WW_29_">
      <style:text-properties fo:font-variant="small-caps" fo:color="#44546a" loext:opacity="100%" style:font-name="Times New Roman" fo:font-family="'Times New Roman'" style:font-family-generic="roman" style:font-pitch="variable" fo:font-size="12pt" style:text-underline-style="solid" style:text-underline-width="auto" style:text-underline-color="font-color" fo:font-weight="bold" style:font-size-asian="12pt" style:font-weight-asian="bold" style:font-name-complex="Times New Roman1" style:font-family-complex="'Times New Roman'" style:font-family-generic-complex="system" style:font-pitch-complex="variable" style:font-size-complex="12pt"/>
    </style:style>
    <style:style style:name="Book_20_Title" style:display-name="Book Title" style:family="text" style:parent-style-name="Default_20_Paragraph_20_Font_20__28_WW_29_">
      <style:text-properties fo:font-variant="small-caps" fo:color="#000000" loext:opacity="100%" style:font-name="Times New Roman" fo:font-family="'Times New Roman'" style:font-family-generic="roman" style:font-pitch="variable" fo:font-size="12pt" fo:letter-spacing="0.018cm" fo:font-weight="bold" style:font-size-asian="12pt" style:font-weight-asian="bold"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_20__28_WW_29_">
      <style:text-properties fo:color="#0563c1"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_20__28_WW_29_">
      <style:text-properties fo:color="#605e5c" loext:opacity="100%" style:font-name="Times New Roman" fo:font-family="'Times New Roman'" style:font-family-generic="roman" style:font-pitch="variable" fo:font-size="12pt" fo:background-color="#e1dfdd"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eop" style:family="text" style:parent-style-name="Default_20_Paragraph_20_Font_20__28_WW_29_"/>
    <style:style style:name="normaltextrun" style:family="text" style:parent-style-name="Default_20_Paragraph_20_Font_20__28_WW_29_"/>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27" loext:num-list-format="o" style:num-suffix="o" text:bullet-char="o">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fo:font-family="0"/>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fo:font-family="0"/>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fo:font-family="0"/>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6" loext:num-list-format="o" style:num-suffix="o" text:bullet-char="o">
        <style:list-level-properties text:list-level-position-and-space-mode="label-alignment">
          <style:list-level-label-alignment text:label-followed-by="listtab" fo:text-indent="-0.635cm" fo:margin-left="1.905cm"/>
        </style:list-level-properties>
        <style:text-properties fo:font-family="0"/>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fo:font-family="0"/>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fo:font-family="0"/>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fo:font-family="0"/>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fo:font-family="0"/>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fo:font-family="0"/>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loext:num-list-format="o" style:num-suffix="o" text:bullet-char="o">
        <style:list-level-properties text:list-level-position-and-space-mode="label-alignment">
          <style:list-level-label-alignment text:label-followed-by="space" fo:text-indent="-0.635cm" fo:margin-left="1.905cm"/>
        </style:list-level-properties>
        <style:text-properties fo:font-family="0"/>
      </text:list-level-style-bullet>
      <text:list-level-style-bullet text:level="2" text:style-name="ListLabel_20_146" loext:num-list-format="" style:num-suffix="" text:bullet-char="">
        <style:list-level-properties text:list-level-position-and-space-mode="label-alignment">
          <style:list-level-label-alignment text:label-followed-by="listtab" fo:margin-left="0.635cm"/>
        </style:list-level-properties>
        <style:text-properties fo:font-family="0"/>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0" loext:num-list-format="%1%" style:num-format="">
        <style:list-level-properties text:list-level-position-and-space-mode="label-alignment">
          <style:list-level-label-alignment text:label-followed-by="nothing"/>
        </style:list-level-properties>
      </text:list-level-style-number>
      <text:list-level-style-number text:level="2" text:style-name="ListLabel_20_191" loext:num-list-format="%2%" style:num-format="">
        <style:list-level-properties text:list-level-position-and-space-mode="label-alignment">
          <style:list-level-label-alignment text:label-followed-by="nothing"/>
        </style:list-level-properties>
      </text:list-level-style-number>
      <text:list-level-style-number text:level="3" text:style-name="ListLabel_20_192" loext:num-list-format="%3%" style:num-format="">
        <style:list-level-properties text:list-level-position-and-space-mode="label-alignment">
          <style:list-level-label-alignment text:label-followed-by="nothing"/>
        </style:list-level-properties>
      </text:list-level-style-number>
      <text:list-level-style-number text:level="4" text:style-name="ListLabel_20_193" loext:num-list-format="%4%" style:num-format="">
        <style:list-level-properties text:list-level-position-and-space-mode="label-alignment">
          <style:list-level-label-alignment text:label-followed-by="nothing"/>
        </style:list-level-properties>
      </text:list-level-style-number>
      <text:list-level-style-number text:level="5" text:style-name="ListLabel_20_194" loext:num-list-format="%5%" style:num-format="">
        <style:list-level-properties text:list-level-position-and-space-mode="label-alignment">
          <style:list-level-label-alignment text:label-followed-by="nothing"/>
        </style:list-level-properties>
      </text:list-level-style-number>
      <text:list-level-style-number text:level="6" text:style-name="ListLabel_20_195" loext:num-list-format="%6%" style:num-format="">
        <style:list-level-properties text:list-level-position-and-space-mode="label-alignment">
          <style:list-level-label-alignment text:label-followed-by="nothing"/>
        </style:list-level-properties>
      </text:list-level-style-number>
      <text:list-level-style-number text:level="7" text:style-name="ListLabel_20_196" loext:num-list-format="%7%" style:num-format="">
        <style:list-level-properties text:list-level-position-and-space-mode="label-alignment">
          <style:list-level-label-alignment text:label-followed-by="nothing"/>
        </style:list-level-properties>
      </text:list-level-style-number>
      <text:list-level-style-number text:level="8" text:style-name="ListLabel_20_197" loext:num-list-format="%8%" style:num-format="">
        <style:list-level-properties text:list-level-position-and-space-mode="label-alignment">
          <style:list-level-label-alignment text:label-followed-by="nothing"/>
        </style:list-level-properties>
      </text:list-level-style-number>
      <text:list-level-style-number text:level="9" text:style-name="ListLabel_20_19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79cm"/>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6cm"/>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41cm"/>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27cm" fo:margin-bottom="1.27cm" fo:margin-left="1.27cm" fo:margin-right="1.27cm" fo:background-color="#d7d7d7" style:writing-mode="lr-tb" style:layout-grid-color="#c0c0c0" style:layout-grid-lines="25400" style:layout-grid-base-height="0.176cm" style:layout-grid-ruby-height="0cm" style:layout-grid-mode="none" style:layout-grid-ruby-below="false" style:layout-grid-print="false" style:layout-grid-display="false" style:layout-grid-base-width="0.388cm" style:layout-grid-snap-to="true" draw:fill="solid" draw:fill-color="#d7d7d7"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d7d7d7"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2-01T14:39:00</meta:creation-date>
    <dc:date>2024-11-20T16:18:21.211000000</dc:date>
    <meta:print-date>2022-04-13T22:51:00</meta:print-date>
    <meta:editing-duration>PT9H18M9S</meta:editing-duration>
    <meta:editing-cycles>29</meta:editing-cycles>
    <meta:generator>LibreOffice/24.8.2.1$Windows_X86_64 LibreOffice_project/0f794b6e29741098670a3b95d60478a65d05ef13</meta:generator>
    <meta:document-statistic meta:table-count="0" meta:image-count="0" meta:object-count="0" meta:page-count="2" meta:paragraph-count="61" meta:word-count="777" meta:character-count="5197" meta:non-whitespace-character-count="4426"/>
    <meta:user-defined meta:name="Operator">Jools Jannaway</meta:user-defined>
  </office:meta>
</office:document-meta>
</file>